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4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style:font-name="Cambria" officeooo:paragraph-rsid="000f087c"/>
    </style:style>
    <style:style style:name="P2" style:family="paragraph" style:parent-style-name="Heading_20_1" style:master-page-name="Standard">
      <style:paragraph-properties fo:margin-top="0.025cm" fo:margin-bottom="0cm" style:contextual-spacing="false" fo:text-align="justify" style:justify-single-word="false" style:page-number="auto"/>
      <style:text-properties style:font-name="Cambria" officeooo:paragraph-rsid="000f087c"/>
    </style:style>
    <style:style style:name="P3" style:family="paragraph" style:parent-style-name="Heading_20_1" style:master-page-name="Converted1">
      <style:paragraph-properties fo:margin-left="0.18cm" fo:margin-right="0.746cm" fo:margin-top="0.03cm" fo:margin-bottom="0cm" style:contextual-spacing="false" fo:text-indent="0cm" style:auto-text-indent="false" style:page-number="auto"/>
      <style:text-properties style:font-name="Cambria" officeooo:paragraph-rsid="000f087c"/>
    </style:style>
    <style:style style:name="P4" style:family="paragraph" style:parent-style-name="Heading_20_1">
      <style:paragraph-properties fo:margin-left="0.18cm" fo:margin-right="0.746cm" fo:text-indent="0cm" style:auto-text-indent="false"/>
      <style:text-properties style:font-name="Cambria" officeooo:paragraph-rsid="000f087c"/>
    </style:style>
    <style:style style:name="P5" style:family="paragraph" style:parent-style-name="List_20_Paragraph" style:list-style-name="WWNum2">
      <style:paragraph-properties fo:margin-left="1.182cm" fo:margin-right="0.187cm" fo:margin-top="0.005cm" fo:margin-bottom="0cm" style:contextual-spacing="false" fo:line-height="150%" fo:text-align="start" style:justify-single-word="false" fo:text-indent="0cm" style:auto-text-indent="false">
        <style:tab-stops>
          <style:tab-stop style:position="1.894cm"/>
        </style:tab-stops>
      </style:paragraph-properties>
      <style:text-properties style:font-name="Arial1" officeooo:paragraph-rsid="000f087c"/>
    </style:style>
    <style:style style:name="P6" style:family="paragraph" style:parent-style-name="List_20_Paragraph" style:list-style-name="WWNum1">
      <style:paragraph-properties fo:margin-left="1.45cm" fo:margin-right="0cm" fo:margin-top="0.347cm" fo:margin-bottom="0cm" style:contextual-spacing="false" fo:line-height="100%" fo:text-align="start" style:justify-single-word="false" fo:text-indent="-0.635cm" style:auto-text-indent="false">
        <style:tab-stops>
          <style:tab-stop style:position="1.448cm"/>
          <style:tab-stop style:position="1.45cm"/>
        </style:tab-stops>
      </style:paragraph-properties>
      <style:text-properties officeooo:paragraph-rsid="000f087c"/>
    </style:style>
    <style:style style:name="P7" style:family="paragraph" style:parent-style-name="List_20_Paragraph" style:list-style-name="WWNum1">
      <style:paragraph-properties fo:margin-left="1.45cm" fo:margin-right="0cm" fo:margin-top="0.079cm" fo:margin-bottom="0cm" style:contextual-spacing="false" fo:line-height="100%" fo:text-align="start" style:justify-single-word="false" fo:text-indent="-0.635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1" officeooo:paragraph-rsid="000f087c"/>
    </style:style>
    <style:style style:name="P8" style:family="paragraph" style:parent-style-name="List_20_Paragraph">
      <style:paragraph-properties fo:margin-left="1.894cm" fo:margin-right="0cm" fo:margin-top="0cm" fo:margin-bottom="0cm" style:contextual-spacing="false" fo:line-height="100%" fo:text-align="start" style:justify-single-word="false" fo:text-indent="-0.713cm" style:auto-text-indent="false">
        <style:tab-stops>
          <style:tab-stop style:position="1.894cm"/>
        </style:tab-stops>
      </style:paragraph-properties>
      <style:text-properties style:font-name="Arial1" officeooo:paragraph-rsid="000f087c"/>
    </style:style>
    <style:style style:name="P9" style:family="paragraph" style:parent-style-name="List_20_Paragraph">
      <style:paragraph-properties fo:margin-left="1.894cm" fo:margin-right="0cm" fo:margin-top="0.247cm" fo:margin-bottom="0cm" style:contextual-spacing="false" fo:line-height="100%" fo:text-align="start" style:justify-single-word="false" fo:text-indent="-0.713cm" style:auto-text-indent="false">
        <style:tab-stops>
          <style:tab-stop style:position="1.894cm"/>
        </style:tab-stops>
      </style:paragraph-properties>
      <style:text-properties style:font-name="Arial1" officeooo:paragraph-rsid="000f087c"/>
    </style:style>
    <style:style style:name="P10" style:family="paragraph" style:parent-style-name="List_20_Paragraph" style:list-style-name="WWNum2">
      <style:paragraph-properties fo:margin-left="1.182cm" fo:margin-right="0.173cm" fo:margin-top="0.245cm" fo:margin-bottom="0cm" style:contextual-spacing="false" fo:line-height="150%" fo:text-align="start" style:justify-single-word="false" fo:text-indent="0cm" style:auto-text-indent="false">
        <style:tab-stops>
          <style:tab-stop style:position="1.894cm"/>
        </style:tab-stops>
      </style:paragraph-properties>
      <style:text-properties style:font-name="Arial1" officeooo:paragraph-rsid="000f087c"/>
    </style:style>
    <style:style style:name="P11" style:family="paragraph" style:parent-style-name="List_20_Paragraph" style:list-style-name="WWNum2">
      <style:paragraph-properties fo:margin-left="1.182cm" fo:margin-right="0.185cm" fo:margin-top="0.009cm" fo:margin-bottom="0cm" style:contextual-spacing="false" fo:line-height="150%" fo:text-align="start" style:justify-single-word="false" fo:text-indent="0cm" style:auto-text-indent="false">
        <style:tab-stops>
          <style:tab-stop style:position="1.894cm"/>
        </style:tab-stops>
      </style:paragraph-properties>
      <style:text-properties style:font-name="Arial1" officeooo:paragraph-rsid="000f087c"/>
    </style:style>
    <style:style style:name="P12" style:family="paragraph" style:parent-style-name="List_20_Paragraph" style:list-style-name="WWNum2">
      <style:paragraph-properties fo:margin-left="1.182cm" fo:margin-right="0cm" fo:margin-top="0.009cm" fo:margin-bottom="0cm" style:contextual-spacing="false" fo:line-height="100%" fo:text-align="start" style:justify-single-word="false" fo:text-indent="0cm" style:auto-text-indent="false">
        <style:tab-stops>
          <style:tab-stop style:position="1.894cm"/>
        </style:tab-stops>
      </style:paragraph-properties>
      <style:text-properties style:font-name="Arial1" officeooo:paragraph-rsid="000f087c"/>
    </style:style>
    <style:style style:name="P13" style:family="paragraph" style:parent-style-name="List_20_Paragraph" style:list-style-name="WWNum2">
      <style:paragraph-properties fo:margin-left="1.182cm" fo:margin-right="0.18cm" fo:margin-top="0.242cm" fo:margin-bottom="0cm" style:contextual-spacing="false" fo:line-height="150%" fo:text-align="start" style:justify-single-word="false" fo:text-indent="0cm" style:auto-text-indent="false">
        <style:tab-stops>
          <style:tab-stop style:position="1.894cm"/>
        </style:tab-stops>
      </style:paragraph-properties>
      <style:text-properties style:font-name="Arial1" officeooo:paragraph-rsid="000f087c"/>
    </style:style>
    <style:style style:name="P14" style:family="paragraph" style:parent-style-name="Text_20_body">
      <style:paragraph-properties fo:margin-left="0.18cm" fo:margin-right="0cm" fo:margin-top="0.002cm" fo:margin-bottom="0cm" style:contextual-spacing="false" fo:text-align="justify" style:justify-single-word="false" fo:text-indent="0cm" style:auto-text-indent="false"/>
      <style:text-properties style:font-name="Arial1" officeooo:paragraph-rsid="000f087c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Arial1" fo:font-size="10.5pt" officeooo:paragraph-rsid="000f087c" style:font-size-asian="10.5pt"/>
    </style:style>
    <style:style style:name="P16" style:family="paragraph" style:parent-style-name="Text_20_body">
      <style:paragraph-properties fo:margin-top="0.004cm" fo:margin-bottom="0cm" style:contextual-spacing="false"/>
      <style:text-properties style:font-name="Arial1" fo:font-size="14.5pt" officeooo:paragraph-rsid="000f087c" style:font-size-asian="14.5pt"/>
    </style:style>
    <style:style style:name="P17" style:family="paragraph" style:parent-style-name="Text_20_body">
      <style:paragraph-properties fo:margin-left="0.18cm" fo:margin-right="0.203cm" fo:margin-top="0.132cm" fo:margin-bottom="0cm" style:contextual-spacing="false" fo:line-height="115%" fo:text-align="justify" style:justify-single-word="false" fo:text-indent="1.247cm" style:auto-text-indent="false"/>
      <style:text-properties style:font-name="Arial1" officeooo:paragraph-rsid="000f087c"/>
    </style:style>
    <style:style style:name="P18" style:family="paragraph" style:parent-style-name="Text_20_body">
      <style:paragraph-properties fo:margin-left="0.18cm" fo:margin-right="0.205cm" fo:margin-top="0.353cm" fo:margin-bottom="0cm" style:contextual-spacing="false" fo:line-height="115%" fo:text-align="justify" style:justify-single-word="false" fo:text-indent="0cm" style:auto-text-indent="false"/>
      <style:text-properties officeooo:paragraph-rsid="000f087c"/>
    </style:style>
    <style:style style:name="P19" style:family="paragraph" style:parent-style-name="Text_20_body">
      <style:paragraph-properties fo:margin-left="0.18cm" fo:margin-right="0.205cm" fo:margin-top="0.353cm" fo:margin-bottom="0cm" style:contextual-spacing="false" fo:line-height="115%" fo:text-align="justify" style:justify-single-word="false" fo:text-indent="0cm" style:auto-text-indent="false"/>
      <style:text-properties style:font-name="Arial1" officeooo:paragraph-rsid="000f087c"/>
    </style:style>
    <style:style style:name="P20" style:family="paragraph" style:parent-style-name="Text_20_body">
      <style:paragraph-properties fo:margin-left="0.18cm" fo:margin-right="0.201cm" fo:margin-top="0.353cm" fo:margin-bottom="0cm" style:contextual-spacing="false" fo:line-height="115%" fo:text-align="justify" style:justify-single-word="false" fo:text-indent="0cm" style:auto-text-indent="false"/>
      <style:text-properties officeooo:paragraph-rsid="000f087c"/>
    </style:style>
    <style:style style:name="P21" style:family="paragraph" style:parent-style-name="Text_20_body">
      <style:paragraph-properties fo:margin-left="0.18cm" fo:margin-right="0.201cm" fo:margin-top="0.353cm" fo:margin-bottom="0cm" style:contextual-spacing="false" fo:line-height="115%" fo:text-align="justify" style:justify-single-word="false" fo:text-indent="0cm" style:auto-text-indent="false"/>
      <style:text-properties style:font-name="Arial1" officeooo:paragraph-rsid="000f087c"/>
    </style:style>
    <style:style style:name="P22" style:family="paragraph" style:parent-style-name="Text_20_body">
      <style:paragraph-properties fo:margin-left="0.18cm" fo:margin-right="0.203cm" fo:margin-top="0.356cm" fo:margin-bottom="0cm" style:contextual-spacing="false" fo:line-height="115%" fo:text-align="justify" style:justify-single-word="false" fo:text-indent="0cm" style:auto-text-indent="false"/>
      <style:text-properties style:font-name="Arial1" officeooo:paragraph-rsid="000f087c"/>
    </style:style>
    <style:style style:name="P23" style:family="paragraph" style:parent-style-name="Text_20_body">
      <style:paragraph-properties fo:margin-left="0.18cm" fo:margin-right="0.746cm" fo:margin-top="0.138cm" fo:margin-bottom="0cm" style:contextual-spacing="false" fo:line-height="115%" fo:text-indent="0cm" style:auto-text-indent="false"/>
      <style:text-properties style:font-name="Arial1" officeooo:paragraph-rsid="000f087c"/>
    </style:style>
    <style:style style:name="P24" style:family="paragraph" style:parent-style-name="Text_20_body">
      <style:paragraph-properties fo:margin-left="0.18cm" fo:margin-right="0.746cm" fo:margin-top="0.455cm" fo:margin-bottom="0cm" style:contextual-spacing="false" fo:text-indent="0cm" style:auto-text-indent="false"/>
      <style:text-properties style:font-name="Arial1" officeooo:paragraph-rsid="000f087c"/>
    </style:style>
    <style:style style:name="P25" style:family="paragraph" style:parent-style-name="Text_20_body">
      <style:paragraph-properties fo:margin-top="0.019cm" fo:margin-bottom="0cm" style:contextual-spacing="false"/>
      <style:text-properties style:font-name="Arial1" fo:font-size="10pt" officeooo:paragraph-rsid="000f087c" style:font-size-asian="10pt"/>
    </style:style>
    <style:style style:name="T1" style:family="text">
      <style:text-properties fo:font-size="12pt" fo:font-weight="bold" officeooo:rsid="00157e89" style:font-size-asian="12pt" style:font-weight-asian="bold" style:font-weight-complex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57e89" style:font-size-asian="12pt"/>
    </style:style>
    <style:style style:name="T4" style:family="text">
      <style:text-properties fo:font-size="12pt" fo:letter-spacing="-0.018cm" style:font-size-asian="12pt"/>
    </style:style>
    <style:style style:name="T5" style:family="text">
      <style:text-properties fo:font-size="12pt" fo:font-style="italic" style:font-size-asian="12pt" style:font-style-asian="italic"/>
    </style:style>
    <style:style style:name="T6" style:family="text">
      <style:text-properties fo:font-size="12pt" fo:letter-spacing="-0.03cm" style:font-size-asian="12pt"/>
    </style:style>
    <style:style style:name="T7" style:family="text">
      <style:text-properties fo:font-size="12pt" fo:letter-spacing="-0.028cm" style:font-size-asian="12pt"/>
    </style:style>
    <style:style style:name="T8" style:family="text">
      <style:text-properties fo:font-size="12pt" fo:letter-spacing="-0.034cm" style:font-size-asian="12pt"/>
    </style:style>
    <style:style style:name="T9" style:family="text">
      <style:text-properties fo:font-size="12pt" fo:letter-spacing="-0.039cm" style:font-size-asian="12pt"/>
    </style:style>
    <style:style style:name="T10" style:family="text">
      <style:text-properties fo:font-size="12pt" fo:letter-spacing="-0.012cm" style:font-size-asian="12pt"/>
    </style:style>
    <style:style style:name="T11" style:family="text">
      <style:text-properties fo:font-size="12pt" fo:letter-spacing="-0.056cm" style:font-size-asian="12pt"/>
    </style:style>
    <style:style style:name="T12" style:family="text">
      <style:text-properties fo:color="#17365d"/>
    </style:style>
    <style:style style:name="T13" style:family="text">
      <style:text-properties fo:letter-spacing="-0.018cm"/>
    </style:style>
    <style:style style:name="T14" style:family="text">
      <style:text-properties fo:font-style="italic" style:font-style-asian="italic"/>
    </style:style>
    <style:style style:name="T15" style:family="text">
      <style:text-properties officeooo:rsid="00157e89"/>
    </style:style>
    <style:style style:name="T16" style:family="text">
      <style:text-properties fo:letter-spacing="-0.005cm"/>
    </style:style>
    <style:style style:name="T17" style:family="text">
      <style:text-properties fo:color="#0000ff" style:text-underline-style="solid" style:text-underline-width="auto" style:text-underline-color="#0000ff"/>
    </style:style>
    <style:style style:name="T18" style:family="text">
      <style:text-properties fo:color="#0000ff" fo:font-size="12pt" style:text-underline-style="solid" style:text-underline-width="auto" style:text-underline-color="#0000ff" style:font-size-asian="12pt"/>
    </style:style>
    <style:style style:name="T19" style:family="text">
      <style:text-properties fo:color="#0000ff" style:font-name="Arial1" style:text-underline-style="solid" style:text-underline-width="auto" style:text-underline-color="#0000ff"/>
    </style:style>
    <style:style style:name="T20" style:family="text">
      <style:text-properties fo:color="#0000ff" style:font-name="Arial1" fo:font-size="12pt" style:text-underline-style="solid" style:text-underline-width="auto" style:text-underline-color="#0000ff" style:font-size-asian="12pt"/>
    </style:style>
    <style:style style:name="T21" style:family="text">
      <style:text-properties style:font-name="Arial1"/>
    </style:style>
    <style:style style:name="T22" style:family="text">
      <style:text-properties style:font-name="Arial1" officeooo:rsid="00157e89"/>
    </style:style>
    <style:style style:name="T23" style:family="text">
      <style:text-properties style:font-name="Arial1" fo:font-size="12pt" style:font-size-asian="12pt"/>
    </style:style>
    <style:style style:name="T24" style:family="text">
      <style:text-properties style:font-name="Arial1" fo:font-size="12pt" fo:font-style="italic" style:font-size-asian="12pt" style:font-style-asian="italic"/>
    </style:style>
    <style:style style:name="T25" style:family="text">
      <style:text-properties style:font-name="Arial1" fo:font-size="12pt" fo:letter-spacing="-0.03cm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12">Nom</text:span></text:h>
      <text:p text:style-name="P14">Engresca’t</text:p>
      <text:p text:style-name="P15"/>
      <text:h text:style-name="P1" text:outline-level="2"><text:span text:style-name="T12">Descripció</text:span></text:h>
      <text:p text:style-name="P17">Les noves tecnologies estan avançant cada cop més a un ritme exponencial. I no només s'estan aconseguint avenços científics si no que transformen la nostra vida quotidiana simplificant-la i millorant-la en tots els seus àmbit. I d'això tracta<text:span text:style-name="T13"> </text:span>'Engresca't'.</text:p>
      <text:p text:style-name="P19">Aquesta aplicació serveix per fer immediat allò que abans requeria una planificació i mobilització prèvia, gràcies a l'avenç dels <text:span text:style-name="T14">smartphones </text:span>i simplificar un procés que abans podria ser més farragós com és triar un concert o fer <text:s/>plans per un dia. 'Engresca't' és una app des de la qual l'usuari podrà cercar <text:s/>top tipus de concerts des del seu telèfon mòbil.</text:p>
      <text:p text:style-name="P20"><text:span text:style-name="T21">Fa uns anys, si volíem assistir a un concert, havíem de apropar-nos a comprar les entrades a un punt de venda, mentre que ara podem fer-ho per internet. Doncs 'Engresca't' aprofita aquesta facilitat i la base de dades de </text:span><text:a xlink:type="simple" xlink:href="http://www.altaveu.cat/"><text:span text:style-name="T21">www.altaveu.cat</text:span></text:a><text:span text:style-name="T21"> per, a partir d'una interfície molt intuïtiva, per donar les eines per trobar el concert que busquem </text:span><text:span text:style-name="T22">i</text:span><text:span text:style-name="T21"> muntar aquella nit que encara no sabem que farem.</text:span></text:p>
      <text:p text:style-name="P21">Una app pràctica i entenedora. Pràctica perquè podrem trobar els concerts, ja siguin en sales o exteriors, d'arreu dels Països Catalans només escrivint el municipi que busquem, i inclús veure la seva localització en el mapa sense haver de sortir de l'aplicació. També els podrem trobar a partir de la data o directament buscar els propers concerts d'aquell que tant ens agrada.</text:p>
      <text:p text:style-name="P22">I entenedora, perquè tant sols tindrem quatre simples <text:span text:style-name="T15">activitats</text:span>. Una <text:span text:style-name="T15">activitat</text:span> inicial on llistarem els concerts d'aquell mateix dia en ordre cronològic. Una <text:s/>altre per veure tota la informació del concert seleccionat. Una tercera, per veure la seva localització en el mapa. I una quarta per filtrar tots els concerts per data, població o<text:span text:style-name="T16"> </text:span>grup.</text:p>
      <text:p text:style-name="P18"><text:span text:style-name="T21">Com ja hem dit prèviament, la base de dades que utilitzarem serà la del web </text:span><text:a xlink:type="simple" xlink:href="http://www.altaveu.cat/"><text:span text:style-name="T19">www.altaveu.cat</text:span></text:a><text:span text:style-name="T21">, creada en el 2011. A diferència del web, on es pot inserir informació dels concerts i dels grups, la app només visualitzarà informació.</text:span></text:p>
      <text:h text:style-name="P3" text:outline-level="2"><text:span text:style-name="T12">Àrees tecnològiques</text:span></text:h>
      <text:p text:style-name="P23">Per crear l’aplicació, s’hauran d’utilitzar dues tècniques tecnològiques noves, que seran:</text:p>
      <text:list xml:id="list8653034528300590734" text:style-name="WWNum1">
        <text:list-item>
          <text:p text:style-name="P6"><text:span text:style-name="T23">Descàrrega i us de la </text:span><text:span text:style-name="T24">Base de Dades </text:span><text:span text:style-name="T23">de la web</text:span><text:span text:style-name="T25"> </text:span><text:a xlink:type="simple" xlink:href="http://www.altaveu.cat/"><text:span text:style-name="T20">www.altaveu.cat</text:span></text:a><text:span text:style-name="T23">.</text:span></text:p>
        </text:list-item>
        <text:list-item>
          <text:p text:style-name="P7"><text:span text:style-name="T2">Posicionament GPS en un mapa dels</text:span><text:span text:style-name="T7"> </text:span><text:span text:style-name="T2">concerts.</text:span></text:p>
        </text:list-item>
      </text:list>
      <text:p text:style-name="P25"/>
      <text:h text:style-name="P4" text:outline-level="2"><text:span text:style-name="T12">Llistat cronològic de versions</text:span></text:h>
      <text:p text:style-name="P24">Les versions que anirem fent fins arribar al producte final són les següents:</text:p>
      <text:p text:style-name="P16"/>
      <text:p text:style-name="P8"><text:span text:style-name="T1">0.1 </text:span><text:span text:style-name="T2">Descarregar-nos l'arxiu .json i poder veure'l per</text:span><text:span text:style-name="T8"> </text:span><text:span text:style-name="T2">pantalla. </text:span><text:span text:style-name="T3">Utilitzarem una activitat provisional que mostri el fitxer, tal com el llegim.</text:span></text:p>
      <text:p text:style-name="P9"><text:span text:style-name="T1">0.2 </text:span><text:span text:style-name="T2">Fer un servei i fer córrer la descarrega en mode</text:span><text:span text:style-name="T9"> </text:span><text:span text:style-name="T2">background. </text:span><text:span text:style-name="T3">Utilitzarem la mateixa activitat de la versio anterior.</text:span></text:p>
      <text:list xml:id="list6773175353562672724" text:style-name="WWNum2">
        <text:list-item>
          <text:list>
            <text:list-header>
              <text:p text:style-name="P10"><text:span text:style-name="T1">0.3 </text:span><text:span text:style-name="T2">Aplicació que mostra la llista dels concerts ordenats cronològicament des de la data</text:span><text:span text:style-name="T10"> </text:span><text:span text:style-name="T2">actual.</text:span><text:span text:style-name="T3"> Crearem l'activitat llista.</text:span></text:p>
              <text:p text:style-name="P11"><text:span text:style-name="T1">0.4 </text:span><text:span text:style-name="T2">Aplicació que permet seleccionar un concert de la llista i veure'n la informació. </text:span><text:span text:style-name="T3">Crearem l'activitat informació.</text:span></text:p>
              <text:p text:style-name="P12"><text:span text:style-name="T1">0.5 </text:span><text:span text:style-name="T2">Aplicació que permet veure els concerts de la data actual en un</text:span><text:span text:style-name="T11"> </text:span><text:span text:style-name="T2">mapa. </text:span><text:span text:style-name="T3">Crearem l'activitat mapa.</text:span></text:p>
              <text:p text:style-name="P13"><text:span text:style-name="T1">0.6 </text:span><text:span text:style-name="T2">Aplicació que permet filtrar els concerts de la llista per dia, població o grup. </text:span><text:span text:style-name="T3">Crearem l'activitat filtre.</text:span></text:p>
              <text:p text:style-name="P5"><text:span text:style-name="T1">0.7 </text:span><text:span text:style-name="T2">Aplicació que permet filtrar quins concerts es mostren al mapa segons el dia que</text:span><text:span text:style-name="T4"> </text:span><text:span text:style-name="T2">seleccionem. </text:span><text:span text:style-name="T3">Afegirem el fragment calendari a l'activitat mapa.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4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894cm" fo:margin-right="0cm" fo:margin-top="0.009cm" fo:margin-bottom="0cm" style:contextual-spacing="false" fo:text-indent="-0.713cm" style:auto-text-indent="false"/>
      <style:text-properties style:font-name="Arial" fo:font-family="Arial" style:font-family-generic="roman" style:font-pitch="variabl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Cambria" fo:font-family="Cambria" style:font-family-generic="roman" style:font-pitch="variable" fo:font-size="22pt" style:font-name-asian="Cambria1" style:font-family-asian="Cambria" style:font-family-generic-asian="system" style:font-pitch-asian="variable" style:font-size-asian="22pt" style:font-name-complex="Cambria1" style:font-family-complex="Cambria" style:font-family-generic-complex="system" style:font-pitch-complex="variable" style:font-size-complex="22pt"/>
    </style:style>
    <style:style style:name="ListLabel_20_1" style:display-name="ListLabel 1" style:family="text"/>
    <style:style style:name="ListLabel_20_2" style:display-name="ListLabel 2" style:family="text">
      <style:text-properties fo:font-size="12pt" fo:font-weight="bold" style:font-name-asian="Arial3" style:font-family-asian="Arial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 style:font-weight-complex="bold" style:text-scale="99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font-size="12pt" fo:letter-spacing="-0.005cm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 style:text-scale="99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13cm" fo:margin-left="1.894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713cm" fo:margin-left="1.894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713cm" fo:margin-left="4.595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713cm" fo:margin-left="5.93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713cm" fo:margin-left="7.285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713cm" fo:margin-left="8.63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713cm" fo:margin-left="9.97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713cm" fo:margin-left="11.321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713cm" fo:margin-left="12.66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45cm"/>
        </style:list-level-properties>
        <style:text-properties style:font-name="Arial2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836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228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5.61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0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8.40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9.791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1.183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2.57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34cm" fo:margin-bottom="0.494cm" fo:margin-left="2.822cm" fo:margin-right="2.822cm" style:writing-mode="lr-tb" style:layout-grid-color="#c0c0c0" style:layout-grid-lines="2677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23:50:47.134000000</meta:creation-date>
    <dc:date>2016-11-20T23:55:35.313000000</dc:date>
    <meta:editing-duration>P0D</meta:editing-duration>
    <meta:editing-cycles>1</meta:editing-cycles>
    <meta:document-statistic meta:table-count="0" meta:image-count="0" meta:object-count="0" meta:page-count="2" meta:paragraph-count="22" meta:word-count="511" meta:character-count="3162" meta:non-whitespace-character-count="2672"/>
    <meta:generator>LibreOffice/4.2.2.1$Windows_x86 LibreOffice_project/3be8cda0bddd8e430d8cda1ebfd581265cca5a0f</meta:generator>
  </office:meta>
</office:document-meta>
</file>